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rsid="00059a8a" officeooo:paragraph-rsid="00059a8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екция 1</text:p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Nimbus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imbus Sans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11T09:40:05.852447761</meta:creation-date>
    <meta:generator>LibreOffice/6.3.0.4$Linux_x86 LibreOffice_project/30$Build-4</meta:generator>
    <dc:date>2019-09-11T09:57:12.872428331</dc:date>
    <meta:editing-duration>PT42S</meta:editing-duration>
    <meta:editing-cycles>1</meta:editing-cycles>
    <meta:document-statistic meta:table-count="0" meta:image-count="0" meta:object-count="0" meta:page-count="1" meta:paragraph-count="1" meta:word-count="2" meta:character-count="8" meta:non-whitespace-character-count="7"/>
  </office:meta>
</office:document-meta>
</file>